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c9f" officeooo:paragraph-rsid="001c9c9f"/>
    </style:style>
    <style:style style:name="P2" style:family="paragraph" style:parent-style-name="Standard">
      <style:text-properties officeooo:paragraph-rsid="001c9c9f"/>
    </style:style>
    <style:style style:name="P3" style:family="paragraph" style:parent-style-name="Standard">
      <style:text-properties fo:text-shadow="1pt 1pt" style:text-underline-style="solid" style:text-underline-width="auto" style:text-underline-color="font-color" officeooo:rsid="001c9c9f" officeooo:paragraph-rsid="001c9c9f"/>
    </style:style>
    <style:style style:name="P4" style:family="paragraph" style:parent-style-name="Standard">
      <style:text-properties officeooo:rsid="00200ddc" officeooo:paragraph-rsid="00200ddc"/>
    </style:style>
    <style:style style:name="P5" style:family="paragraph" style:parent-style-name="Standard">
      <style:text-properties officeooo:rsid="0021dd9d" officeooo:paragraph-rsid="0021dd9d"/>
    </style:style>
    <style:style style:name="P6" style:family="paragraph" style:parent-style-name="Standard">
      <style:text-properties officeooo:rsid="0023fe56" officeooo:paragraph-rsid="0023fe56"/>
    </style:style>
    <style:style style:name="T1" style:family="text">
      <style:text-properties officeooo:rsid="001c9c9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3f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rrection Need In Following Sequence : </text:p>
      <text:p text:style-name="P3"/>
      <text:p text:style-name="P1">A) For validation of employee side for year end process the sequence should be </text:p>
      <text:p text:style-name="P2"><text:span text:style-name="T1"><text:s text:c="5"/>step 1 : validation of </text:span>Rating Of Quantitative Goals</text:p>
      <text:p text:style-name="P2"><text:span text:style-name="T1"><text:s text:c="5"/>step 2 : validation of </text:span>Rating Of Qualitative Goals</text:p>
      <text:p text:style-name="P2"><text:span text:style-name="T1"><text:s text:c="5"/>step 3 : validation of </text:span>Completion Of IDP</text:p>
      <text:p text:style-name="P1">B) The error border should be more thick and once error corrected it should change to normal border color.</text:p>
      <text:p text:style-name="P4">C) The page should scroll to exact error where the border is red.</text:p>
      <text:p text:style-name="P6">D) The character limit for mi 25 and maximum 1000 for all comments fields.</text:p>
      <text:p text:style-name="P5"><text:span text:style-name="T3">E</text:span>) <text:span text:style-name="T2">Same process should be follow to appraisal 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0:01:51.869662643</meta:creation-date>
    <dc:date>2017-02-10T10:09:41.921807695</dc:date>
    <meta:editing-duration>PT7M47S</meta:editing-duration>
    <meta:editing-cycles>7</meta:editing-cycles>
    <meta:generator>LibreOffice/5.0.6.2$Linux_X86_64 LibreOffice_project/00m0$Build-2</meta:generator>
    <meta:document-statistic meta:table-count="0" meta:image-count="0" meta:object-count="0" meta:page-count="1" meta:paragraph-count="9" meta:word-count="101" meta:character-count="571" meta:non-whitespace-character-count="462"/>
  </office:meta>
</office:document-meta>
</file>